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200000023D5D85E865078D09CE.png" manifest:media-type="image/png"/>
  <manifest:file-entry manifest:full-path="Pictures/1000000100000476000001A5B2FF28058685B0A6.png" manifest:media-type="image/png"/>
  <manifest:file-entry manifest:full-path="Pictures/10000001000005200000023DF1AF1BA3026F4C58.png" manifest:media-type="image/png"/>
  <manifest:file-entry manifest:full-path="Pictures/10000001000002D10000019192683A8BC1BFE1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placeholder="true" presentation:user-transformed="true">
          <draw:text-box/>
        </draw:frame>
        <draw:frame presentation:style-name="pr2" draw:text-style-name="P2" draw:layer="layout" svg:width="25cm" svg:height="2.5cm" svg:x="1.5cm" svg:y="9.5cm" presentation:class="subtitle" presentation:placeholder="true" presentation:user-transformed="true">
          <draw:text-box/>
        </draw:frame>
        <draw:frame draw:style-name="gr1" draw:text-style-name="P3" draw:layer="layout" svg:width="27.59cm" svg:height="15.345cm" svg:x="3.525cm" svg:y="0cm">
          <draw:image xlink:href="Pictures/10000001000002D10000019192683A8BC1BFE1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placeholder="true" presentation:user-transformed="true">
          <draw:text-box/>
        </draw:frame>
        <draw:frame presentation:style-name="pr5" draw:text-style-name="P1" draw:layer="layout" svg:width="25cm" svg:height="9cm" svg:x="1.5cm" svg:y="3.5cm" presentation:class="outline" presentation:placeholder="true" presentation:user-transformed="true">
          <draw:text-box/>
        </draw:frame>
        <draw:frame draw:style-name="gr1" draw:text-style-name="P3" draw:layer="layout" svg:width="27.999cm" svg:height="10.321cm" svg:x="0.063cm" svg:y="0cm">
          <draw:image xlink:href="Pictures/1000000100000476000001A5B2FF28058685B0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2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 presentation:placeholder="true">
          <draw:text-box/>
        </draw:frame>
        <draw:frame presentation:style-name="pr8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7.999cm" svg:height="12.228cm" svg:x="0.063cm" svg:y="1.795cm">
          <draw:image xlink:href="Pictures/10000001000005200000023D5D85E865078D09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 presentation:placeholder="true">
          <draw:text-box/>
        </draw:frame>
        <draw:frame presentation:style-name="pr8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7.999cm" svg:height="12.228cm" svg:x="0.063cm" svg:y="1.795cm">
          <draw:image xlink:href="Pictures/10000001000005200000023DF1AF1BA3026F4C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9T22:47:12.007690933</meta:creation-date>
    <meta:editing-duration>P4DT13H25M20S</meta:editing-duration>
    <meta:editing-cycles>6</meta:editing-cycles>
    <meta:generator>LibreOffice/7.3.7.2$Linux_X86_64 LibreOffice_project/30$Build-2</meta:generator>
    <dc:title>Beehive</dc:title>
    <dc:date>2024-11-16T10:35:07.224223331</dc:date>
    <meta:document-statistic meta:object-count="156"/>
  </office:meta>
</office:document-meta>
</file>